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stroke="none" svg:stroke-color="#000000" draw:fill="solid" draw:fill-color="#ffffff" fo:min-height="0.85cm" draw:shadow="hidden"/>
    </style:style>
    <style:style style:name="gr4" style:family="graphic" style:parent-style-name="standard">
      <style:graphic-properties draw:stroke="none" svg:stroke-color="#000000" draw:fill="solid" draw:fill-color="#ffffff" fo:min-height="4.267cm" draw:shadow="hidden"/>
    </style:style>
    <style:style style:name="gr5" style:family="graphic" style:parent-style-name="standard">
      <style:graphic-properties draw:stroke="none" svg:stroke-color="#000000" draw:fill="solid" draw:fill-color="#ffffff" fo:min-height="3.56cm" draw:shadow="hidden"/>
    </style:style>
    <style:style style:name="gr6" style:family="graphic" style:parent-style-name="standard">
      <style:graphic-properties draw:textarea-vertical-align="middle" draw:auto-grow-height="false" fo:min-height="0cm" fo:min-width="0cm" draw:shadow="hidden"/>
    </style:style>
    <style:style style:name="gr7" style:family="graphic" style:parent-style-name="standard">
      <style:graphic-properties draw:stroke="none" svg:stroke-color="#000000" draw:fill="none" draw:fill-color="#ffffff" fo:min-height="1.02cm"/>
    </style:style>
    <style:style style:name="gr8" style:family="graphic" style:parent-style-name="standard">
      <style:graphic-properties draw:stroke="none" svg:stroke-color="#000000" draw:fill="none" draw:fill-color="#ffffff" fo:min-height="1.905cm"/>
    </style:style>
    <style:style style:name="gr9" style:family="graphic" style:parent-style-name="standard">
      <style:graphic-properties draw:textarea-vertical-align="middle" draw:auto-grow-height="false" fo:min-height="0cm" fo:min-width="0cm"/>
    </style:style>
    <style:style style:name="gr10" style:family="graphic" style:parent-style-name="standard">
      <style:graphic-properties draw:stroke="none" svg:stroke-color="#000000" draw:fill="none" draw:fill-color="#ffffff" fo:min-height="2.925cm"/>
    </style:style>
    <style:style style:name="gr11" style:family="graphic" style:parent-style-name="standard">
      <style:graphic-properties draw:stroke="none" svg:stroke-color="#000000" draw:fill="none" draw:fill-color="#ffffff" fo:min-height="1.27cm"/>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marker-start="Arrow" draw:marker-start-width="0.3cm" draw:marker-end="Arrow" draw:marker-end-width="0.3cm" draw:textarea-horizontal-align="center" draw:textarea-vertical-align="middle"/>
    </style:style>
    <style:style style:name="gr14" style:family="graphic" style:parent-style-name="standard">
      <style:graphic-properties draw:stroke="none" svg:stroke-color="#000000" draw:fill="none" draw:fill-color="#ffffff" fo:min-height="3.175cm"/>
    </style:style>
    <style:style style:name="P1" style:family="paragraph">
      <style:paragraph-properties fo:text-align="center"/>
    </style:style>
    <style:style style:name="P2" style:family="paragraph">
      <style:text-properties style:text-underline-style="solid" style:text-underline-width="auto" style:text-underline-color="font-color" fo:font-weight="bold" style:font-weight-asian="bold" style:font-weight-complex="bold"/>
    </style:style>
    <style:style style:name="P3" style:family="paragraph">
      <style:text-properties fo:font-size="12pt" style:font-size-asian="12pt" style:font-size-complex="12pt"/>
    </style:style>
    <style:style style:name="P4"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indent="0cm"/>
      <style:text-properties fo:color="#000000" style:text-outline="false" style:text-line-through-style="none" fo:font-family="Arial"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6" style:family="paragraph">
      <style:text-properties fo:font-size="36pt" fo:font-weight="bold" style:font-size-asian="36pt" style:font-weight-asian="bold" style:font-size-complex="36pt" style:font-weight-complex="bold"/>
    </style:style>
    <style:style style:name="T1" style:family="text">
      <style:text-properties fo:font-family="'Courier New'" style:font-family-generic="modern" style:font-pitch="fixed" style:text-underline-style="solid" style:text-underline-width="auto" style:text-underline-color="font-color"/>
    </style:style>
    <style:style style:name="T2" style:family="text">
      <style:text-properties fo:font-family="'Courier New'" style:font-family-generic="modern" style:font-pitch="fixe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2pt" style:font-size-asian="12pt" style:font-size-complex="12pt"/>
    </style:style>
    <style:style style:name="T5" style:family="text">
      <style:text-properties fo:font-family="'Courier New'" style:font-family-generic="modern" style:font-pitch="fixed" fo:font-size="12pt" style:text-underline-style="solid" style:text-underline-width="auto" style:text-underline-color="font-color" style:font-size-asian="12pt" style:font-size-complex="12pt"/>
    </style:style>
    <style:style style:name="T6" style:family="text">
      <style:text-properties fo:font-size="10pt" style:text-underline-style="none" style:font-size-asian="10pt" style:font-size-complex="10pt"/>
    </style:style>
    <style:style style:name="T7" style:family="text">
      <style:text-properties fo:font-family="'Courier New'" style:font-family-generic="modern" style:font-pitch="fixed" fo:font-size="10pt" style:font-size-asian="10pt" style:font-size-complex="10pt"/>
    </style:style>
    <style:style style:name="T8" style:family="text">
      <style:text-properties fo:font-size="10pt" style:font-size-asian="10pt" style:font-size-complex="10pt"/>
    </style:style>
    <style:style style:name="T9" style:family="text">
      <style:text-properties fo:font-family="'Courier New'" style:font-family-generic="modern" style:font-pitch="fixed" fo:font-size="12pt" style:text-underline-style="solid" style:text-underline-width="auto" style:text-underline-color="font-color" style:font-size-asian="12pt" style:font-size-complex="12pt"/>
    </style:style>
    <style:style style:name="T10" style:family="text">
      <style:text-properties fo:font-family="'Courier New'" style:font-family-generic="modern" style:font-pitch="fixed" fo:font-size="10pt" style:text-underline-style="none" style:font-size-asian="10pt" style:font-size-complex="10pt"/>
    </style:style>
    <style:style style:name="T11" style:family="text">
      <style:text-properties fo:font-family="Arial" style:font-family-generic="swiss" style:font-pitch="variable" fo:font-size="10pt" style:text-underline-style="none" style:font-size-asian="10pt" style:font-size-complex="10pt"/>
    </style:style>
    <style:style style:name="T12" style:family="text">
      <style:text-properties fo:font-family="'Courier New'" style:font-family-generic="modern" style:font-pitch="fixed" fo:font-size="12pt" style:font-size-asian="12pt" style:font-size-complex="12pt"/>
    </style:style>
    <style:style style:name="T13"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custom-shape draw:style-name="gr1" draw:text-style-name="P1" draw:id="id6" draw:layer="layout" svg:width="4.445cm" svg:height="2.54cm" svg:x="23.225cm" svg:y="13.065cm">
          <text:p text:style-name="P1">Memory</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id="id1">
          <draw:custom-shape draw:style-name="gr2" draw:text-style-name="P1" draw:layer="layout" svg:width="15.875cm" svg:height="8.89cm" svg:x="1.635cm" svg:y="3.54cm">
            <text:p/>
            <draw:enhanced-geometry svg:viewBox="0 0 21600 21600" draw:glue-points="10800 0 0 10800 10800 21600 21600 10800" draw:mirror-horizontal="false" draw:mirror-vertical="false" draw:type="flowchart-process" draw:enhanced-path="M 0 0 L 21600 0 21600 21600 0 21600 0 0 Z N"/>
          </draw:custom-shape>
          <draw:frame draw:style-name="gr3" draw:text-style-name="P2" draw:layer="layout" svg:width="6.35cm" svg:height="1.1cm" svg:x="2.905cm" svg:y="4.81cm">
            <draw:text-box>
              <text:p text:style-name="P2">Any Behavior</text:p>
            </draw:text-box>
          </draw:frame>
          <draw:frame draw:style-name="gr4" draw:text-style-name="P3" draw:layer="layout" svg:width="9.525cm" svg:height="4.517cm" svg:x="2.905cm" svg:y="5.83cm">
            <draw:text-box>
              <text:p text:style-name="P3">The behavior computes where it wants the robot to be (target). It will then tell the pioneer module. The pioneer module will take care of th e rest (including obstacle avoidance).</text:p>
            </draw:text-box>
          </draw:frame>
          <draw:frame draw:style-name="gr5" draw:text-style-name="P3" draw:layer="layout" svg:width="10.16cm" svg:height="3.81cm" svg:x="6.715cm" svg:y="7.985cm">
            <draw:text-box>
              <text:p text:style-name="P3"><text:span text:style-name="T1">implementation_update()</text:span></text:p>
              <text:list text:style-name="L1">
                <text:list-item>
                  <text:p text:style-name="P3"><text:s/>Determine target (target)</text:p>
                </text:list-item>
                <text:list-item>
                  <text:p text:style-name="P3"><text:s/>Send command to robot (pioneer module)</text:p>
                  <text:p text:style-name="P3"><text:span text:style-name="T2"><text:s text:c="2"/></text:span><text:span text:style-name="T2">self.pioneer.head_direction(target)</text:span></text:p>
                </text:list-item>
              </text:list>
            </draw:text-box>
          </draw:frame>
          <draw:custom-shape draw:style-name="gr6" draw:text-style-name="P1" draw:layer="layout" svg:width="3.175cm" svg:height="3.175cm" svg:x="2.905cm" svg:y="7.985cm">
            <text:p/>
            <draw:enhanced-geometry svg:viewBox="0 0 21600 21600" draw:text-areas="0 0 21600 21600" draw:mirror-horizontal="false" draw:mirror-vertical="false" draw:type="circular-arrow" draw:modifiers="180 132.289364052559 6842.0358290332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id="id5">
          <draw:frame draw:style-name="gr7" draw:text-style-name="P2" draw:layer="layout" svg:width="7.62cm" svg:height="1.27cm" svg:x="26.4cm" svg:y="4.175cm">
            <draw:text-box>
              <text:p text:style-name="P2"><text:span text:style-name="T3">Obstacle detector</text:span></text:p>
            </draw:text-box>
          </draw:frame>
          <draw:frame draw:style-name="gr8" draw:text-style-name="P3" draw:layer="layout" svg:width="9.525cm" svg:height="2.155cm" svg:x="27.035cm" svg:y="5.445cm">
            <draw:text-box>
              <text:p text:style-name="P3"><text:span text:style-name="T4">The obstacle detector (vision/obstacledetector.py) is run as a vision module. It will continuously get an obstacle matrix and put it into the memory</text:span></text:p>
            </draw:text-box>
          </draw:frame>
          <draw:custom-shape draw:style-name="gr9" draw:text-style-name="P1" draw:layer="layout" svg:width="3.175cm" svg:height="3.175cm" svg:x="26.4cm" svg:y="8.62cm">
            <text:p/>
            <draw:enhanced-geometry svg:viewBox="0 0 21600 21600" draw:text-areas="0 0 21600 21600" draw:type="circular-arrow" draw:modifiers="180 132.289364052559 6842.0358290332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 draw:text-style-name="P3" draw:layer="layout" svg:width="7.62cm" svg:height="3.175cm" svg:x="30.21cm" svg:y="8.62cm">
            <draw:text-box>
              <text:p text:style-name="P3"><text:span text:style-name="T5">Run()</text:span></text:p>
              <text:list text:style-name="L1">
                <text:list-item>
                  <text:p text:style-name="P3"><text:span text:style-name="T6">Get the obstacle matrix</text:span></text:p>
                  <text:p text:style-name="P4"><text:span text:style-name="T7"><text:s text:c="3"/></text:span><text:span text:style-name="T7">GetObstacleMatrix()</text:span></text:p>
                </text:list-item>
                <text:list-item>
                  <text:p text:style-name="P3"><text:span text:style-name="T8">Put the matrix into memory</text:span></text:p>
                </text:list-item>
              </text:list>
            </draw:text-box>
          </draw:frame>
          <draw:custom-shape draw:style-name="gr2" draw:text-style-name="P1" draw:layer="layout" svg:width="14.605cm" svg:height="8.89cm" svg:x="23.86cm" svg:y="3.54cm">
            <text:p/>
            <draw:enhanced-geometry svg:viewBox="0 0 21600 21600" draw:glue-points="10800 0 0 10800 10800 21600 21600 10800" draw:mirror-horizontal="false" draw:mirror-vertical="false" draw:type="flowchart-process" draw:enhanced-path="M 0 0 L 21600 0 21600 21600 0 21600 0 0 Z N"/>
          </draw:custom-shape>
        </draw:g>
        <draw:frame draw:style-name="gr10" draw:text-style-name="P3" draw:layer="layout" svg:width="14.605cm" svg:height="3.183cm" svg:x="2.27cm" svg:y="22.134cm">
          <draw:text-box>
            <text:p text:style-name="P4"><text:span text:style-name="T9">head_direction(target)</text:span></text:p>
            <text:list text:style-name="L1">
              <text:list-item>
                <text:p text:style-name="P4"><text:span text:style-name="T6"><text:s/></text:span><text:span text:style-name="T6">Get the end direction from obstacle avoider</text:span></text:p>
                <text:p text:style-name="P4"><text:span text:style-name="T6"><text:s text:c="3"/></text:span><text:span text:style-name="T10">endVector = self.obstacleAvoider.avoid(target)</text:span></text:p>
              </text:list-item>
            </text:list>
            <text:list text:style-name="L2">
              <text:list-item>
                <text:p text:style-name="P5"><text:span text:style-name="T11"><text:s/></text:span><text:span text:style-name="T11">Get the correct wheel speeds</text:span></text:p>
                <text:p text:style-name="P5"><text:span text:style-name="T6"><text:s text:c="4"/></text:span><text:span text:style-name="T10">speedLeft, speedRight = target_to_left_right_speeds(endVector)</text:span></text:p>
              </text:list-item>
            </text:list>
            <text:list text:style-name="L1">
              <text:list-item>
                <text:p text:style-name="P4"><text:span text:style-name="T11"><text:s/></text:span><text:span text:style-name="T11">Steer the pioneer</text:span></text:p>
              </text:list-item>
            </text:list>
            <text:list text:style-name="L2">
              <text:list-header>
                <text:p text:style-name="P5"><text:span text:style-name="T11"><text:s text:c="2"/></text:span><text:span text:style-name="T10"><text:s/></text:span><text:span text:style-name="T10">self.__s.send("leftright " + str(int(speedLeft)) ...")</text:span></text:p>
              </text:list-header>
            </text:list>
          </draw:text-box>
        </draw:frame>
        <draw:g draw:id="id2">
          <draw:frame draw:style-name="gr7" draw:text-style-name="P2" draw:layer="layout" svg:width="5.715cm" svg:height="1.27cm" svg:x="1.635cm" svg:y="17.51cm">
            <draw:text-box>
              <text:p text:style-name="P2"><text:span text:style-name="T3">Pioneer</text:span></text:p>
            </draw:text-box>
          </draw:frame>
          <draw:frame draw:style-name="gr8" draw:text-style-name="P3" draw:layer="layout" svg:width="9.525cm" svg:height="3.133cm" svg:x="1.635cm" svg:y="18.822cm">
            <draw:text-box>
              <text:p text:style-name="P3"><text:span text:style-name="T4">The pioneer module (body/pioneer.py) will steer the pioneer in the right direction. Any behavior can call </text:span><text:span text:style-name="T12">head_direction(target</text:span><text:span text:style-name="T4">) to let the pioneer move to a target. The module will use the obstacle avoider to guide the pioneer safely around obstacles.</text:span></text:p>
            </draw:text-box>
          </draw:frame>
          <draw:custom-shape draw:style-name="gr2" draw:text-style-name="P1" draw:layer="layout" svg:width="16.51cm" svg:height="12.818cm" svg:x="0.365cm" svg:y="16.875cm">
            <text:p/>
            <draw:enhanced-geometry svg:viewBox="0 0 21600 21600" draw:glue-points="10800 0 0 10800 10800 21600 21600 10800" draw:mirror-horizontal="false" draw:mirror-vertical="false" draw:type="flowchart-process" draw:enhanced-path="M 0 0 L 21600 0 21600 21600 0 21600 0 0 Z N"/>
          </draw:custom-shape>
        </draw:g>
        <draw:g draw:id="id3">
          <draw:frame draw:style-name="gr7" draw:text-style-name="P2" draw:layer="layout" svg:width="6.35cm" svg:height="1.27cm" svg:x="18.78cm" svg:y="18.145cm">
            <draw:text-box>
              <text:p text:style-name="P2"><text:span text:style-name="T3">Obstacle Avoider</text:span></text:p>
            </draw:text-box>
          </draw:frame>
          <draw:frame draw:style-name="gr8" draw:text-style-name="P3" draw:layer="layout" svg:width="9.525cm" svg:height="4.991cm" svg:x="19.415cm" svg:y="19.415cm">
            <draw:text-box>
              <text:p text:style-name="P3"><text:span text:style-name="T4">The obstacle avoider module (navigation/obstacleavoidance/obstacleavoider.py) uses an obstacle matrix and target direction to compute an end direction. The obstacle matrix will be loaded from memory. The target should be provided by any external behavior The resulting end direction can be used by the robot to move in that direction.</text:span></text:p>
              <text:p text:style-name="P3"><text:span text:style-name="T4">The real calculation of the end vector is done in the vectorfield module.</text:span></text:p>
            </draw:text-box>
          </draw:frame>
          <draw:frame draw:style-name="gr10" draw:text-style-name="P3" draw:layer="layout" svg:width="7.62cm" svg:height="3.487cm" svg:x="21.32cm" svg:y="25.13cm">
            <draw:text-box>
              <text:p text:style-name="P3"><text:span text:style-name="T9"/></text:p>
              <text:list text:style-name="L1">
                <text:list-item>
                  <text:p text:style-name="P4"><text:span text:style-name="T6"><text:s/></text:span><text:span text:style-name="T6">Get the obstacle matrix from memory</text:span></text:p>
                </text:list-item>
                <text:list-item>
                  <text:p text:style-name="P4"><text:span text:style-name="T6"><text:s/></text:span><text:span text:style-name="T6">Compute scanned obstacle matrix</text:span></text:p>
                </text:list-item>
                <text:list-item>
                  <text:p text:style-name="P3"><text:span text:style-name="T8"><text:s/></text:span><text:span text:style-name="T8">Add scanned obstacle matrix to vectorfield</text:span></text:p>
                </text:list-item>
                <text:list-item>
                  <text:p text:style-name="P3"><text:span text:style-name="T8"><text:s/></text:span><text:span text:style-name="T8">Add target to vectorfield</text:span></text:p>
                </text:list-item>
                <text:list-item>
                  <text:p text:style-name="P3"><text:span text:style-name="T8"><text:s/></text:span><text:span text:style-name="T8">Retrieve endVector from vectorfield</text:span></text:p>
                </text:list-item>
                <text:list-item>
                  <text:p text:style-name="P3"><text:span text:style-name="T8"><text:s/></text:span><text:span text:style-name="T8">Update visualization</text:span></text:p>
                </text:list-item>
                <text:list-item>
                  <text:p text:style-name="P3"><text:span text:style-name="T8"><text:s/></text:span><text:span text:style-name="T8">Return endVector</text:span></text:p>
                </text:list-item>
              </text:list>
            </draw:text-box>
          </draw:frame>
          <draw:frame draw:style-name="gr11" draw:layer="layout" svg:width="3.81cm" svg:height="1.52cm" svg:x="20.685cm" svg:y="24.88cm">
            <draw:text-box>
              <text:p text:style-name="P3"><text:span text:style-name="T5">avoid(target)</text:span></text:p>
            </draw:text-box>
          </draw:frame>
          <draw:custom-shape draw:style-name="gr2" draw:text-style-name="P1" draw:layer="layout" svg:width="10.795cm" svg:height="12.7cm" svg:x="18.78cm" svg:y="16.875cm">
            <text:p/>
            <draw:enhanced-geometry svg:viewBox="0 0 21600 21600" draw:glue-points="10800 0 0 10800 10800 21600 21600 10800" draw:mirror-horizontal="false" draw:mirror-vertical="false" draw:type="flowchart-process" draw:enhanced-path="M 0 0 L 21600 0 21600 21600 0 21600 0 0 Z N"/>
          </draw:custom-shape>
        </draw:g>
        <draw:g draw:id="id4">
          <draw:frame draw:style-name="gr7" draw:text-style-name="P2" draw:layer="layout" svg:width="6.35cm" svg:height="1.27cm" svg:x="30.845cm" svg:y="17.51cm">
            <draw:text-box>
              <text:p text:style-name="P2"><text:span text:style-name="T3">Vectorfield</text:span></text:p>
            </draw:text-box>
          </draw:frame>
          <draw:frame draw:style-name="gr8" draw:text-style-name="P3" draw:layer="layout" svg:width="9.525cm" svg:height="3.569cm" svg:x="31.48cm" svg:y="18.78cm">
            <draw:text-box>
              <text:p text:style-name="P3"><text:span text:style-name="T4">The vector field (navigation/obstacleavoidance/vectorfield.py) uses the obstacle matrix and the target direction to finally compute the endVector that is used to steer the pioneer. It will receive the required data (obstacle matrix, target) from the obstacle avoider module.</text:span></text:p>
            </draw:text-box>
          </draw:frame>
          <draw:frame draw:style-name="gr10" draw:text-style-name="P3" draw:layer="layout" svg:width="10.795cm" svg:height="3.175cm" svg:x="31.48cm" svg:y="24.495cm">
            <draw:text-box>
              <text:p text:style-name="P3"><text:span text:style-name="T9"/></text:p>
              <text:list text:style-name="L1">
                <text:list-item>
                  <text:p text:style-name="P4"><text:span text:style-name="T6"><text:s/></text:span><text:span text:style-name="T6">Get the obstacle matrix from the avoider</text:span></text:p>
                  <text:p text:style-name="P4"><text:span text:style-name="T10"><text:s text:c="2"/></text:span><text:span text:style-name="T10">setObstacleMatrix(obstacleMatrix)</text:span></text:p>
                </text:list-item>
                <text:list-item>
                  <text:p text:style-name="P3"><text:span text:style-name="T8"><text:s/></text:span><text:span text:style-name="T8">Get the target direction from the avoider</text:span></text:p>
                  <text:p text:style-name="P3"><text:span text:style-name="T7"><text:s/></text:span><text:span text:style-name="T7">setTarget(target)</text:span></text:p>
                </text:list-item>
                <text:list-item>
                  <text:p text:style-name="P3"><text:span text:style-name="T8"><text:s/></text:span><text:span text:style-name="T8">Update the vector field and return the computed <text:s/>endVector</text:span></text:p>
                  <text:p text:style-name="P3"><text:span text:style-name="T7"><text:s/></text:span><text:span text:style-name="T7">update_field()</text:span></text:p>
                </text:list-item>
              </text:list>
            </draw:text-box>
          </draw:frame>
          <draw:custom-shape draw:style-name="gr2" draw:text-style-name="P1" draw:layer="layout" svg:width="10.802cm" svg:height="12.818cm" svg:x="30.845cm" svg:y="16.875cm">
            <text:p/>
            <draw:enhanced-geometry svg:viewBox="0 0 21600 21600" draw:glue-points="10800 0 0 10800 10800 21600 21600 10800" draw:mirror-horizontal="false" draw:mirror-vertical="false" draw:type="flowchart-process" draw:enhanced-path="M 0 0 L 21600 0 21600 21600 0 21600 0 0 Z N"/>
          </draw:custom-shape>
        </draw:g>
        <draw:connector draw:style-name="gr12" draw:text-style-name="P1" draw:layer="layout" draw:type="line" svg:x1="9.572cm" svg:y1="12.43cm" svg:x2="8.62cm" svg:y2="16.875cm" draw:start-shape="id1" draw:start-glue-point="2" draw:end-shape="id2" draw:end-glue-point="0" svg:d="m9572 12430-952 4445">
          <text:p/>
        </draw:connector>
        <draw:connector draw:style-name="gr13" draw:text-style-name="P1" draw:layer="layout" draw:type="line" svg:x1="18.78cm" svg:y1="23.225cm" svg:x2="16.875cm" svg:y2="23.284cm" draw:start-shape="id3" draw:start-glue-point="3" draw:end-shape="id2" svg:d="m18780 23225-1905 59">
          <text:p/>
        </draw:connector>
        <draw:connector draw:style-name="gr13" draw:text-style-name="P1" draw:layer="layout" draw:type="line" svg:x1="29.575cm" svg:y1="23.225cm" svg:x2="30.845cm" svg:y2="23.284cm" draw:start-shape="id3" draw:start-glue-point="1" draw:end-shape="id4" draw:end-glue-point="3" svg:d="m29575 23225 1270 59">
          <text:p/>
        </draw:connector>
        <draw:connector draw:style-name="gr12" draw:text-style-name="P1" draw:layer="layout" draw:type="line" svg:x1="31.162cm" svg:y1="12.43cm" svg:x2="27.67cm" svg:y2="14.335cm" draw:start-shape="id5" draw:start-glue-point="2" draw:end-shape="id6" draw:end-glue-point="7" svg:d="m31162 12430-3492 1905">
          <text:p/>
        </draw:connector>
        <draw:connector draw:style-name="gr12" draw:text-style-name="P1" draw:layer="layout" draw:type="line" svg:x1="25.448cm" svg:y1="15.605cm" svg:x2="24.177cm" svg:y2="16.875cm" draw:start-shape="id6" draw:start-glue-point="6" draw:end-shape="id3" svg:d="m25448 15605-1271 1270">
          <text:p/>
        </draw:connector>
        <draw:frame draw:style-name="gr14" draw:text-style-name="P6" draw:layer="layout" svg:width="20.955cm" svg:height="3.425cm" svg:x="13.065cm" svg:y="0.75cm">
          <draw:text-box>
            <text:p text:style-name="P6"><text:span text:style-name="T13">Global flow diagra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1717928 </meta:initial-creator>
    <meta:creation-date>2011-10-07T15:26:15</meta:creation-date>
    <dc:date>2011-10-07T17:26:40</dc:date>
    <dc:creator>s1717928 </dc:creator>
    <meta:editing-duration>PT02H00M26S</meta:editing-duration>
    <meta:editing-cycles>43</meta:editing-cycles>
    <meta:generator>OpenOffice.org/3.2$Linux OpenOffice.org_project/320m19$Build-9505</meta:generator>
    <meta:document-statistic meta:object-count="35"/>
  </office:meta>
</office:document-meta>
</file>